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579d1c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99ffcc" draw:marker-start-width="0.358cm" draw:marker-end-width="0.358cm" draw:fill="none" draw:textarea-horizontal-align="justify" draw:textarea-vertical-align="middle" draw:auto-grow-height="false" fo:min-height="1.351cm" fo:min-width="4.487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1.51cm"/>
    </style:style>
    <style:style style:name="gr5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0.856cm" fo:min-width="1.87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84d1" draw:marker-start-width="0.321cm" draw:marker-end-width="0.321cm" draw:fill="none" draw:textarea-horizontal-align="justify" draw:textarea-vertical-align="middle" draw:auto-grow-height="false" fo:min-height="0.856cm" fo:min-width="2.64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84d1" draw:marker-start-width="0.321cm" draw:marker-end-width="0.321cm" draw:fill="none" draw:textarea-horizontal-align="justify" draw:textarea-vertical-align="middle" draw:auto-grow-height="false" fo:min-height="0.856cm" fo:min-width="1.875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0.814cm" fo:min-width="2.1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0.717cm" fo:min-width="0.30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821cm" fo:min-width="0.8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883cm" fo:min-width="0.6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1.057cm" fo:min-width="0.85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922cm" fo:min-width="0.77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879cm" fo:min-width="0.536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982cm" fo:min-width="0.49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723cm" fo:min-width="0.725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84d1" draw:marker-start-width="0.321cm" draw:marker-end-width="0.321cm" draw:fill="none" draw:textarea-horizontal-align="justify" draw:textarea-vertical-align="middle" draw:auto-grow-height="false" fo:min-height="0.856cm" fo:min-width="2.38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0.856cm" fo:min-width="1.875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982cm" fo:min-width="0.49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3333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cc9900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579d1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cc9900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0.81cm" fo:min-width="1.83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869cm" fo:min-width="0.573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1.113cm" fo:min-width="2.185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869cm" fo:min-width="0.945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0.835cm" fo:min-width="0.84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579d1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1.327cm" fo:min-width="2.15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579d1c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draw:marker-start="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33" style:family="graphic" style:parent-style-name="objectwithoutfill">
      <style:graphic-properties svg:stroke-width="0.081cm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579d1c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ff33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81cm" svg:stroke-color="#cc9900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cc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579d1c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objectwithoutfill">
      <style:graphic-properties svg:stroke-width="0.081cm" svg:stroke-color="#0084d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044cm" fo:min-width="4.07cm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3" style:family="graphic" style:parent-style-name="standard">
      <style:graphic-properties svg:stroke-width="0.081cm" svg:stroke-color="#579d1c" draw:marker-start-width="0.321cm" draw:marker-end-width="0.321cm" draw:fill="none" draw:textarea-horizontal-align="justify" draw:textarea-vertical-align="middle" draw:auto-grow-height="false" fo:min-height="1.044cm" fo:min-width="4.07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cc9900" draw:marker-start-width="0.321cm" draw:marker-end-width="0.321cm" draw:fill="none" draw:textarea-horizontal-align="justify" draw:textarea-vertical-align="middle" draw:auto-grow-height="false" fo:min-height="1.044cm" fo:min-width="4.07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084d1" draw:marker-start-width="0.321cm" draw:marker-end-width="0.321cm" draw:fill="none" draw:textarea-horizontal-align="justify" draw:textarea-vertical-align="middle" draw:auto-grow-height="false" fo:min-height="1.044cm" fo:min-width="4.07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111111" draw:marker-start-width="0.321cm" draw:marker-end-width="0.321cm" draw:fill="none" draw:textarea-horizontal-align="justify" draw:textarea-vertical-align="middle" draw:auto-grow-height="false" fo:min-height="1.044cm" fo:min-width="4.07cm" fo:padding-top="0.165cm" fo:padding-bottom="0.165cm" fo:padding-left="0.29cm" fo:padding-right="0.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49" style:family="graphic" style:parent-style-name="standard">
      <style:graphic-properties svg:stroke-width="0.081cm" svg:stroke-color="#ff3333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cc9900" draw:marker-start="Arrow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font-size="9pt" fo:font-weight="bold"/>
    </style:style>
    <style:style style:name="P8" style:family="paragraph">
      <loext:graphic-properties draw:fill="none"/>
      <style:paragraph-properties fo:text-align="center"/>
      <style:text-properties fo:font-size="9pt" fo:font-weight="bold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8pt" fo:font-weight="bold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4pt" style:font-size-complex="14pt"/>
    </style:style>
    <style:style style:name="T4" style:family="text">
      <style:text-properties fo:font-size="9pt" fo:font-weight="bold"/>
    </style:style>
    <style:style style:name="T5" style:family="text">
      <style:text-properties fo:font-size="9pt" fo:font-weight="bold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1.154cm" svg:x1="15.777cm" svg:y1="19.326cm" svg:x2="1.28cm" svg:y2="14.816cm" draw:start-shape="id1" draw:start-glue-point="0" draw:end-shape="id2" draw:end-glue-point="4" svg:d="M15777 19326v-1099h-14497v-3411" svg:viewBox="0 0 14498 4511">
          <text:p/>
        </draw:connector>
        <draw:connector draw:style-name="gr1" draw:text-style-name="P1" draw:layer="layout" draw:line-skew="1.065cm" svg:x1="15.777cm" svg:y1="19.326cm" svg:x2="30.559cm" svg:y2="15.007cm" draw:start-shape="id1" draw:start-glue-point="0" draw:end-shape="id3" draw:end-glue-point="4" svg:d="M15777 19326v-1093h14782v-3226" svg:viewBox="0 0 14783 4320">
          <text:p/>
        </draw:connector>
        <draw:connector draw:style-name="gr2" draw:text-style-name="P1" draw:layer="layout" draw:type="curve" draw:line-skew="-1.613cm" svg:x1="10.318cm" svg:y1="4.989cm" svg:x2="14.482cm" svg:y2="13.765cm" draw:start-shape="id4" draw:start-glue-point="5" draw:end-shape="id5" draw:end-glue-point="0" svg:d="M10318 4989c0 4162 4164-225 4164 8776" svg:viewBox="0 0 4165 8777">
          <text:p/>
        </draw:connector>
        <draw:custom-shape draw:style-name="gr3" draw:text-style-name="P2" xml:id="id38" draw:id="id38" draw:layer="layout" svg:width="5.021cm" svg:height="1.635cm" svg:x="18.085cm" svg:y="0.433cm">
          <draw:glue-point draw:id="4" svg:x="-4.921cm" svg:y="3.033cm"/>
          <draw:glue-point draw:id="5" svg:x="5.038cm" svg:y="3.357cm"/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59cm" svg:height="1.197cm" svg:x="18.759cm" svg:y="0.534cm">
          <draw:text-box>
            <text:p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custom-shape draw:style-name="gr5" draw:text-style-name="P5" xml:id="id23" draw:id="id23" draw:layer="layout" svg:width="2.41cm" svg:height="1.14cm" svg:x="1.432cm" svg:y="3.816cm">
          <text:p text:style-name="P4"><text:span text:style-name="T2">Inp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" draw:id="id27" draw:layer="layout" svg:width="3.176cm" svg:height="1.14cm" svg:x="4.262cm" svg:y="3.848cm">
          <draw:glue-point draw:id="4" svg:x="0.563cm" svg:y="5.017cm"/>
          <text:p text:style-name="P4"><text:span text:style-name="T3">Geometr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5" draw:id="id15" draw:layer="layout" svg:width="2.409cm" svg:height="1.14cm" svg:x="11.203cm" svg:y="3.847cm">
          <draw:glue-point draw:id="4" svg:x="-2.548cm" svg:y="5.184cm"/>
          <draw:glue-point draw:id="5" svg:x="2.926cm" svg:y="5.096cm"/>
          <text:p text:style-name="P4"><text:span text:style-name="T3">Fractu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7" draw:id="id17" draw:layer="layout" svg:width="2.73cm" svg:height="1.144cm" svg:x="19.224cm" svg:y="3.824cm">
          <text:p text:style-name="P4"><text:span text:style-name="T3">Loa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9" draw:id="id19" draw:layer="layout" svg:width="2.41cm" svg:height="1.14cm" svg:x="22.581cm" svg:y="3.775cm">
          <text:p text:style-name="P4"><text:span text:style-name="T3">Material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1" draw:id="id21" draw:layer="layout" svg:width="2.409cm" svg:height="1.14cm" svg:x="25.758cm" svg:y="3.751cm">
          <draw:glue-point draw:id="4" svg:x="-3.312cm" svg:y="5.157cm"/>
          <text:p text:style-name="P4"><text:span text:style-name="T3">Outpu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0.883cm" svg:height="1.047cm" svg:x="15.336cm" svg:y="19.326cm">
          <text:p text:style-name="P4"><text:span text:style-name="T4">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28" draw:id="id28" draw:layer="layout" svg:width="1.42cm" svg:height="1.151cm" svg:x="3.183cm" svg:y="13.765cm">
          <draw:glue-point draw:id="4" svg:x="-2.57cm" svg:y="5.039cm"/>
          <draw:glue-point draw:id="5" svg:x="2.5cm" svg:y="4.908cm"/>
          <text:p text:style-name="P4"><text:span text:style-name="T5">Geometry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6" draw:id="id16" draw:layer="layout" svg:width="1.272cm" svg:height="1.213cm" svg:x="15.498cm" svg:y="13.717cm">
          <draw:glue-point draw:id="4" svg:x="2.358cm" svg:y="5.16cm"/>
          <draw:glue-point draw:id="5" svg:x="-2.727cm" svg:y="5.037cm"/>
          <text:p text:style-name="P4"><text:span text:style-name="T5">Fracture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8" draw:id="id18" draw:layer="layout" svg:width="1.437cm" svg:height="1.387cm" svg:x="18.609cm" svg:y="13.679cm">
          <draw:glue-point draw:id="4" svg:x="2.985cm" svg:y="5.111cm"/>
          <draw:glue-point draw:id="5" svg:x="-2.435cm" svg:y="5.01cm"/>
          <text:p text:style-name="P4"><text:span text:style-name="T5">Loading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20" draw:id="id20" draw:layer="layout" svg:width="1.31cm" svg:height="1.206cm" svg:x="20.345cm" svg:y="13.824cm">
          <draw:glue-point draw:id="4" svg:x="2.503cm" svg:y="5.058cm"/>
          <draw:glue-point draw:id="5" svg:x="-1.862cm" svg:y="4.941cm"/>
          <text:p text:style-name="P4"><text:span text:style-name="T5">Material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22" draw:id="id22" draw:layer="layout" svg:width="1.07cm" svg:height="1.163cm" svg:x="23.381cm" svg:y="13.789cm">
          <draw:glue-point draw:id="4" svg:x="2.327cm" svg:y="5.107cm"/>
          <draw:glue-point draw:id="5" svg:x="-2.196cm" svg:y="5.107cm"/>
          <text:p text:style-name="P4"><text:span text:style-name="T5">Output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31" draw:id="id31" draw:layer="layout" svg:width="1.027cm" svg:height="1.266cm" svg:x="21.897cm" svg:y="13.789cm">
          <draw:glue-point draw:id="4" svg:x="2.638cm" svg:y="5.094cm"/>
          <draw:glue-point draw:id="5" svg:x="-2.229cm" svg:y="4.976cm"/>
          <text:p text:style-name="P4"><text:span text:style-name="T5">Solver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xml:id="id2" draw:id="id2" draw:layer="layout" svg:width="1.305cm" svg:height="1.053cm" svg:x="0.97cm" svg:y="13.769cm">
          <draw:glue-point draw:id="4" svg:x="-2.628cm" svg:y="4.957cm"/>
          <draw:glue-point draw:id="5" svg:x="2.666cm" svg:y="5.099cm"/>
          <text:p text:style-name="P4"><text:span text:style-name="T5">Proble</text:span><text:span text:style-name="T5">m</text:span></text:p>
          <text:p text:style-name="P4"><text:span text:style-name="T5">Deck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xml:id="id4" draw:id="id4" draw:layer="layout" svg:width="2.916cm" svg:height="1.14cm" svg:x="7.878cm" svg:y="3.849cm">
          <draw:glue-point draw:id="4" svg:x="-2.136cm" svg:y="5.166cm"/>
          <draw:glue-point draw:id="5" svg:x="3.371cm" svg:y="5.078cm"/>
          <text:p text:style-name="P4"><text:span text:style-name="T3">Neighbors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2.409cm" svg:height="1.14cm" svg:x="25.43cm" svg:y="11.095cm">
          <draw:glue-point draw:id="4" svg:x="1.344cm" svg:y="-5.105cm"/>
          <draw:glue-point draw:id="5" svg:x="-3.32cm" svg:y="5.052cm"/>
          <draw:glue-point draw:id="6" svg:x="2.291cm" svg:y="4.789cm"/>
          <text:p text:style-name="P4"><text:span text:style-name="T6">Wri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xml:id="id34" draw:id="id34" draw:layer="layout" svg:width="1.027cm" svg:height="1.266cm" svg:x="25.321cm" svg:y="13.765cm">
          <text:p text:style-name="P4"><text:span text:style-name="T5">Vtk</text:span></text:p>
          <text:p text:style-name="P4"><text:span text:style-name="T5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4" draw:id="id14" draw:layer="layout" svg:width="1.027cm" svg:height="1.266cm" svg:x="26.668cm" svg:y="14.925cm">
          <text:p text:style-name="P4"><text:span text:style-name="T5">Msh</text:span></text:p>
          <text:p text:style-name="P4"><text:span text:style-name="T5">Wr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32" draw:id="id32" draw:layer="layout" svg:width="1.027cm" svg:height="1.266cm" svg:x="5.031cm" svg:y="13.75cm">
          <text:p text:style-name="P4"><text:span text:style-name="T5">Vtk</text:span></text:p>
          <text:p text:style-name="P4"><text:span text:style-name="T5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37" draw:id="id37" draw:layer="layout" svg:width="1.027cm" svg:height="1.266cm" svg:x="6.284cm" svg:y="15cm">
          <text:p text:style-name="P4"><text:span text:style-name="T5">Msh</text:span></text:p>
          <text:p text:style-name="P4"><text:span text:style-name="T5">R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7" draw:id="id7" draw:layer="layout" svg:width="1.027cm" svg:height="1.266cm" svg:x="7.655cm" svg:y="14.974cm">
          <text:p text:style-name="P4"><text:span text:style-name="T5">Sh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8" draw:id="id8" draw:layer="layout" svg:width="1.027cm" svg:height="1.266cm" svg:x="8.869cm" svg:y="14.974cm">
          <text:p text:style-name="P4"><text:span text:style-name="T5">Quad</text:span></text:p>
          <text:p text:style-name="P4"><text:span text:style-name="T5">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0" draw:id="id10" draw:layer="layout" svg:width="1.027cm" svg:height="1.266cm" svg:x="10.068cm" svg:y="15cm">
          <text:p text:style-name="P4"><text:span text:style-name="T5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1" draw:id="id11" draw:layer="layout" svg:width="1.027cm" svg:height="1.266cm" svg:x="11.287cm" svg:y="15.026cm">
          <text:p text:style-name="P4"><text:span text:style-name="T5">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2" draw:id="id12" draw:layer="layout" svg:width="1.027cm" svg:height="1.266cm" svg:x="12.532cm" svg:y="15cm">
          <text:p text:style-name="P4"><text:span text:style-name="T5">Com</text:span></text:p>
          <text:p text:style-name="P4"><text:span text:style-name="T5">p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xml:id="id6" draw:id="id6" draw:layer="layout" svg:width="2.409cm" svg:height="1.14cm" svg:x="7.528cm" svg:y="11.413cm">
          <text:p text:style-name="P4"><text:span text:style-name="T6">FeUtil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9" draw:id="id9" draw:layer="layout" svg:width="2.409cm" svg:height="1.14cm" svg:x="10.182cm" svg:y="11.368cm">
          <draw:glue-point draw:id="4" svg:x="-3.449cm" svg:y="-5cm"/>
          <draw:glue-point draw:id="5" svg:x="1.71cm" svg:y="-4.973cm"/>
          <text:p text:style-name="P4"><text:span text:style-name="T6">Util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36" draw:id="id36" draw:layer="layout" svg:width="2.409cm" svg:height="1.14cm" svg:x="4.805cm" svg:y="11.439cm">
          <draw:glue-point draw:id="4" svg:x="-2.004cm" svg:y="4.903cm"/>
          <draw:glue-point draw:id="5" svg:x="3.366cm" svg:y="5.026cm"/>
          <text:p text:style-name="P4"><text:span text:style-name="T6">Reader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8.732cm" svg:y1="12.553cm" svg:x2="8.168cm" svg:y2="14.974cm" draw:start-shape="id6" draw:start-glue-point="2" draw:end-shape="id7" draw:end-glue-point="0" svg:d="M8732 12553v1211h-564v1210" svg:viewBox="0 0 565 2422">
          <text:p/>
        </draw:connector>
        <draw:connector draw:style-name="gr20" draw:text-style-name="P4" draw:layer="layout" svg:x1="8.732cm" svg:y1="12.553cm" svg:x2="9.382cm" svg:y2="14.974cm" draw:start-shape="id6" draw:start-glue-point="2" draw:end-shape="id8" draw:end-glue-point="0" svg:d="M8732 12553v1211h650v1210" svg:viewBox="0 0 651 2422">
          <text:p/>
        </draw:connector>
        <draw:connector draw:style-name="gr20" draw:text-style-name="P4" draw:layer="layout" svg:x1="11.386cm" svg:y1="12.508cm" svg:x2="10.581cm" svg:y2="15cm" draw:start-shape="id9" draw:start-glue-point="2" draw:end-shape="id10" svg:d="M11386 12508v1246h-805v1246" svg:viewBox="0 0 806 2493">
          <text:p/>
        </draw:connector>
        <draw:connector draw:style-name="gr20" draw:text-style-name="P4" draw:layer="layout" draw:line-skew="-0.008cm" svg:x1="11.386cm" svg:y1="12.508cm" svg:x2="11.8cm" svg:y2="15.026cm" draw:start-shape="id9" draw:start-glue-point="2" draw:end-shape="id11" draw:end-glue-point="0" svg:d="M11386 12508v1251h414v1267" svg:viewBox="0 0 415 2519">
          <text:p/>
        </draw:connector>
        <draw:connector draw:style-name="gr20" draw:text-style-name="P4" draw:layer="layout" draw:line-skew="-0.005cm" svg:x1="11.386cm" svg:y1="12.508cm" svg:x2="13.045cm" svg:y2="15cm" draw:start-shape="id9" draw:start-glue-point="2" draw:end-shape="id12" draw:end-glue-point="0" svg:d="M11386 12508v1241h1659v1251" svg:viewBox="0 0 1660 2493">
          <text:p/>
        </draw:connector>
        <draw:connector draw:style-name="gr20" draw:text-style-name="P4" draw:layer="layout" svg:x1="27.185cm" svg:y1="12.21cm" svg:x2="27.181cm" svg:y2="14.925cm" draw:start-shape="id13" draw:start-glue-point="6" draw:end-shape="id14" draw:end-glue-point="0" svg:d="M27185 12210v1370h-4v1345" svg:viewBox="0 0 5 2716">
          <text:p/>
        </draw:connector>
        <draw:connector draw:style-name="gr21" draw:text-style-name="P1" draw:layer="layout" draw:type="curve" draw:line-skew="-0.845cm" svg:x1="9.336cm" svg:y1="4.989cm" svg:x2="11.386cm" svg:y2="11.368cm" draw:start-shape="id4" draw:start-glue-point="2" draw:end-shape="id9" svg:d="M9336 4989c0 3517 2050 328 2050 6379" svg:viewBox="0 0 2051 6380">
          <text:p/>
        </draw:connector>
        <draw:connector draw:style-name="gr2" draw:text-style-name="P1" draw:layer="layout" draw:type="curve" draw:line-skew="-1.502cm" svg:x1="13.111cm" svg:y1="4.987cm" svg:x2="16.134cm" svg:y2="13.717cm" draw:start-shape="id15" draw:start-glue-point="5" draw:end-shape="id16" draw:end-glue-point="0" svg:d="M13111 4987c0 4294 3023-70 3023 8730" svg:viewBox="0 0 3024 8731">
          <text:p/>
        </draw:connector>
        <draw:connector draw:style-name="gr22" draw:text-style-name="P4" draw:layer="layout" draw:line-skew="-2.681cm" svg:x1="20.589cm" svg:y1="4.968cm" svg:x2="19.327cm" svg:y2="13.679cm" draw:start-shape="id17" draw:start-glue-point="2" draw:end-shape="id18" draw:end-glue-point="0" svg:d="M20589 4968v1674h-1262v7037" svg:viewBox="0 0 1263 8712">
          <text:p/>
        </draw:connector>
        <draw:connector draw:style-name="gr22" draw:text-style-name="P4" draw:layer="layout" draw:line-skew="-2.836cm" svg:x1="23.786cm" svg:y1="4.915cm" svg:x2="21cm" svg:y2="13.824cm" draw:start-shape="id19" draw:start-glue-point="2" draw:end-shape="id20" draw:end-glue-point="0" svg:d="M23786 4915v1619h-2786v7290" svg:viewBox="0 0 2787 8910">
          <text:p/>
        </draw:connector>
        <draw:connector draw:style-name="gr22" draw:text-style-name="P4" draw:layer="layout" draw:line-skew="-1.932cm" svg:x1="26.165cm" svg:y1="4.891cm" svg:x2="23.916cm" svg:y2="13.789cm" draw:start-shape="id21" draw:start-glue-point="4" draw:end-shape="id22" draw:end-glue-point="0" svg:d="M26165 4891v2517h-2249v6381" svg:viewBox="0 0 2250 8899">
          <text:p/>
        </draw:connector>
        <draw:connector draw:style-name="gr23" draw:text-style-name="P4" draw:layer="layout" svg:x1="26.962cm" svg:y1="4.891cm" svg:x2="26.957cm" svg:y2="11.095cm" draw:start-shape="id21" draw:start-glue-point="2" draw:end-shape="id13" draw:end-glue-point="4" svg:d="M26962 4891v3102h-5v3102" svg:viewBox="0 0 6 6205">
          <text:p/>
        </draw:connector>
        <draw:connector draw:style-name="gr22" draw:text-style-name="P4" draw:layer="layout" draw:line-skew="1.73cm" svg:x1="2.637cm" svg:y1="4.956cm" svg:x2="29.782cm" svg:y2="15.011cm" draw:start-shape="id23" draw:start-glue-point="2" draw:end-shape="id3" draw:end-glue-point="5" svg:d="M2637 4956v12325h27145v-2270" svg:viewBox="0 0 27146 12326">
          <text:p/>
        </draw:connector>
        <draw:custom-shape draw:style-name="gr24" draw:text-style-name="P6" xml:id="id24" draw:id="id24" draw:layer="layout" svg:width="2.41cm" svg:height="1.14cm" svg:x="29.116cm" svg:y="3.629cm">
          <text:p text:style-name="P4"><text:span text:style-name="T3">Policy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25" draw:id="id25" draw:layer="layout" svg:width="1.153cm" svg:height="1.199cm" svg:x="27.978cm" svg:y="13.812cm">
          <draw:glue-point draw:id="4" svg:x="2.228cm" svg:y="4.979cm"/>
          <draw:glue-point draw:id="5" svg:x="-2.237cm" svg:y="4.854cm"/>
          <text:p text:style-name="P4"><text:span text:style-name="T5">Policy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draw:line-skew="-1.71cm" svg:x1="30.321cm" svg:y1="4.769cm" svg:x2="28.554cm" svg:y2="13.812cm" draw:start-shape="id24" draw:start-glue-point="2" draw:end-shape="id25" draw:end-glue-point="0" svg:d="M30321 4769v2811h-1767v6232" svg:viewBox="0 0 1768 9044">
          <text:p/>
        </draw:connector>
        <draw:custom-shape draw:style-name="gr26" draw:text-style-name="P6" xml:id="id26" draw:id="id26" draw:layer="layout" svg:width="2.765cm" svg:height="1.443cm" svg:x="31.998cm" svg:y="3.608cm">
          <text:p text:style-name="P4"><text:span text:style-name="T3">Initial</text:span></text:p>
          <text:p text:style-name="P4"><text:span text:style-name="T3">Condi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3" draw:id="id3" draw:layer="layout" svg:width="1.525cm" svg:height="1.199cm" svg:x="29.412cm" svg:y="13.812cm">
          <draw:glue-point draw:id="4" svg:x="2.531cm" svg:y="4.979cm"/>
          <draw:glue-point draw:id="5" svg:x="-2.577cm" svg:y="5.104cm"/>
          <text:p text:style-name="P4"><text:span text:style-name="T5">Initial</text:span></text:p>
          <text:p text:style-name="P4"><text:span text:style-name="T5">Condition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5" draw:id="id5" draw:layer="layout" svg:width="1.42cm" svg:height="1.165cm" svg:x="13.772cm" svg:y="13.765cm">
          <draw:glue-point draw:id="4" svg:x="-2.816cm" svg:y="5.167cm"/>
          <draw:glue-point draw:id="5" svg:x="2.464cm" svg:y="5.167cm"/>
          <text:p text:style-name="P4"><text:span text:style-name="T5">Neighbor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4" draw:layer="layout" svg:x1="33.38cm" svg:y1="5.051cm" svg:x2="30.174cm" svg:y2="13.812cm" draw:start-shape="id26" draw:start-glue-point="2" draw:end-shape="id3" draw:end-glue-point="0" svg:d="M33380 5051v4380h-3206v4381" svg:viewBox="0 0 3207 8762">
          <text:p/>
        </draw:connector>
        <draw:connector draw:style-name="gr29" draw:text-style-name="P1" draw:layer="layout" draw:type="curve" draw:line-skew="-1.399cm" svg:x1="5.85cm" svg:y1="4.988cm" svg:x2="3.893cm" svg:y2="13.765cm" draw:start-shape="id27" draw:start-glue-point="2" draw:end-shape="id28" draw:end-glue-point="0" svg:d="M5850 4988c0 4483-1957 95-1957 8777" svg:viewBox="0 0 1958 8778">
          <text:p/>
        </draw:connector>
        <draw:custom-shape draw:style-name="gr11" draw:text-style-name="P8" xml:id="id30" draw:id="id30" draw:layer="layout" svg:width="1.272cm" svg:height="1.213cm" svg:x="17.01cm" svg:y="13.744cm">
          <draw:glue-point draw:id="4" svg:x="2.602cm" svg:y="4.938cm"/>
          <draw:glue-point draw:id="5" svg:x="-2.822cm" svg:y="5.061cm"/>
          <text:p text:style-name="P4"><text:span text:style-name="T5">Interior</text:span></text:p>
          <text:p text:style-name="P4"><text:span text:style-name="T5">Flags</text:span></text:p>
          <text:p text:style-name="P4"><text:span text:style-name="T5">De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xml:id="id29" draw:id="id29" draw:layer="layout" svg:width="2.73cm" svg:height="1.657cm" svg:x="14.229cm" svg:y="3.824cm">
          <text:p text:style-name="P4"><text:span text:style-name="T3">In</text:span><text:span text:style-name="T3">te</text:span><text:span text:style-name="T3">ri</text:span><text:span text:style-name="T3">or</text:span></text:p>
          <text:p text:style-name="P4"><text:span text:style-name="T3">Fl</text:span><text:span text:style-name="T3">a</text:span><text:span text:style-name="T3">g</text:span><text:span text:style-name="T3">s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line-skew="-3.203cm" svg:x1="15.594cm" svg:y1="5.481cm" svg:x2="17.646cm" svg:y2="13.744cm" draw:start-shape="id29" draw:start-glue-point="2" draw:end-shape="id30" draw:end-glue-point="0" svg:d="M15594 5481v928h2052v7335" svg:viewBox="0 0 2053 8264">
          <text:p/>
        </draw:connector>
        <draw:connector draw:style-name="gr29" draw:text-style-name="P1" draw:layer="layout" draw:line-skew="1.315cm" svg:x1="2.646cm" svg:y1="16.573cm" svg:x2="1.969cm" svg:y2="14.822cm" draw:end-shape="id2" draw:end-glue-point="5" svg:d="M2646 16573v710h-677v-2461" svg:viewBox="0 0 678 2462">
          <text:p/>
        </draw:connector>
        <draw:connector draw:style-name="gr31" draw:text-style-name="P4" draw:layer="layout" svg:x1="17.3cm" svg:y1="14.954cm" svg:x2="17.309cm" svg:y2="17.331cm" svg:d="M17300 14954v1189h9v1188" svg:viewBox="0 0 10 2378">
          <text:p/>
        </draw:connector>
        <draw:connector draw:style-name="gr31" draw:text-style-name="P4" draw:layer="layout" svg:x1="18.981cm" svg:y1="15.028cm" svg:x2="18.991cm" svg:y2="17.312cm" svg:d="M18981 15028v1142h10v1142" svg:viewBox="0 0 11 2285">
          <text:p/>
        </draw:connector>
        <draw:connector draw:style-name="gr31" draw:text-style-name="P4" draw:layer="layout" svg:x1="20.767cm" svg:y1="15.045cm" svg:x2="20.771cm" svg:y2="17.297cm" svg:d="M20767 15045v1126h4v1126" svg:viewBox="0 0 5 2253">
          <text:p/>
        </draw:connector>
        <draw:connector draw:style-name="gr31" draw:text-style-name="P4" draw:layer="layout" svg:x1="22.183cm" svg:y1="15.034cm" svg:x2="22.193cm" svg:y2="17.269cm" svg:d="M22183 15034v1118h10v1117" svg:viewBox="0 0 11 2236">
          <text:p/>
        </draw:connector>
        <draw:connector draw:style-name="gr31" draw:text-style-name="P4" draw:layer="layout" svg:x1="23.695cm" svg:y1="14.958cm" svg:x2="23.7cm" svg:y2="17.251cm" svg:d="M23695 14958v1147h5v1146" svg:viewBox="0 0 6 2294">
          <text:p/>
        </draw:connector>
        <draw:connector draw:style-name="gr31" draw:text-style-name="P4" draw:layer="layout" svg:x1="28.312cm" svg:y1="14.991cm" svg:x2="28.316cm" svg:y2="17.291cm" svg:d="M28312 14991v1150h4v1150" svg:viewBox="0 0 5 2301">
          <text:p/>
        </draw:connector>
        <draw:connector draw:style-name="gr31" draw:text-style-name="P4" draw:layer="layout" svg:x1="4.258cm" svg:y1="14.909cm" svg:x2="4.257cm" svg:y2="17.283cm" svg:d="M4258 14909v1187h-1v1187" svg:viewBox="0 0 2 2375">
          <text:p/>
        </draw:connector>
        <draw:connector draw:style-name="gr31" draw:text-style-name="P4" draw:layer="layout" svg:x1="14.831cm" svg:y1="14.93cm" svg:x2="14.836cm" svg:y2="17.302cm" draw:start-shape="id5" draw:start-glue-point="5" svg:d="M14831 14930v1456h5v916" svg:viewBox="0 0 6 2373">
          <text:p/>
        </draw:connector>
        <draw:connector draw:style-name="gr31" draw:text-style-name="P4" draw:layer="layout" svg:x1="15.802cm" svg:y1="14.923cm" svg:x2="15.807cm" svg:y2="17.295cm" svg:d="M15802 14923v1186h5v1186" svg:viewBox="0 0 6 2373">
          <text:p/>
        </draw:connector>
        <draw:connector draw:style-name="gr32" draw:text-style-name="P1" draw:layer="layout" draw:type="line" svg:x1="3.529cm" svg:y1="14.916cm" svg:x2="3.534cm" svg:y2="18.2cm" draw:start-shape="id28" draw:start-glue-point="4" svg:d="M3529 14916l5 3284" svg:viewBox="0 0 6 3285">
          <text:p/>
        </draw:connector>
        <draw:connector draw:style-name="gr33" draw:text-style-name="P1" draw:layer="layout" draw:type="line" svg:x1="14.083cm" svg:y1="14.93cm" svg:x2="14.08cm" svg:y2="18.181cm" draw:start-shape="id5" draw:start-glue-point="4" svg:d="M14083 14930l-3 3251" svg:viewBox="0 0 4 3252">
          <text:p/>
        </draw:connector>
        <draw:connector draw:style-name="gr33" draw:text-style-name="P1" draw:layer="layout" draw:type="line" svg:x1="16.433cm" svg:y1="14.93cm" svg:x2="16.442cm" svg:y2="18.219cm" draw:start-shape="id16" draw:start-glue-point="4" svg:d="M16433 14930l9 3289" svg:viewBox="0 0 10 3290">
          <text:p/>
        </draw:connector>
        <draw:connector draw:style-name="gr33" draw:text-style-name="P1" draw:layer="layout" draw:type="line" svg:x1="17.976cm" svg:y1="14.948cm" svg:x2="17.973cm" svg:y2="18.238cm" draw:start-shape="id30" draw:start-glue-point="4" svg:d="M17976 14948l-3 3290" svg:viewBox="0 0 4 3291">
          <text:p/>
        </draw:connector>
        <draw:connector draw:style-name="gr33" draw:text-style-name="P1" draw:layer="layout" draw:type="line" svg:x1="19.755cm" svg:y1="15.066cm" svg:x2="19.749cm" svg:y2="18.257cm" draw:start-shape="id18" draw:start-glue-point="4" svg:d="M19755 15066l-6 3191" svg:viewBox="0 0 7 3192">
          <text:p/>
        </draw:connector>
        <draw:connector draw:style-name="gr33" draw:text-style-name="P1" draw:layer="layout" draw:type="line" svg:x1="21.327cm" svg:y1="15.03cm" svg:x2="21.318cm" svg:y2="18.238cm" draw:start-shape="id20" draw:start-glue-point="4" svg:d="M21327 15030l-9 3208" svg:viewBox="0 0 10 3209">
          <text:p/>
        </draw:connector>
        <draw:connector draw:style-name="gr33" draw:text-style-name="P1" draw:layer="layout" draw:type="line" svg:x1="22.68cm" svg:y1="15.055cm" svg:x2="22.678cm" svg:y2="18.2cm" draw:start-shape="id31" draw:start-glue-point="4" svg:d="M22680 15055l-2 3145" svg:viewBox="0 0 3 3146">
          <text:p/>
        </draw:connector>
        <draw:connector draw:style-name="gr34" draw:text-style-name="P1" draw:layer="layout" draw:type="line" svg:x1="24.164cm" svg:y1="14.952cm" svg:x2="24.171cm" svg:y2="18.276cm" draw:start-shape="id22" draw:start-glue-point="4" svg:d="M24164 14952l7 3324" svg:viewBox="0 0 8 3325">
          <text:p/>
        </draw:connector>
        <draw:connector draw:style-name="gr34" draw:text-style-name="P1" draw:layer="layout" draw:type="line" svg:x1="28.81cm" svg:y1="15.007cm" svg:x2="28.816cm" svg:y2="18.209cm" draw:start-shape="id25" draw:start-glue-point="4" svg:d="M28810 15007l6 3202" svg:viewBox="0 0 7 3203">
          <text:p/>
        </draw:connector>
        <draw:custom-shape draw:style-name="gr9" draw:text-style-name="P7" xml:id="id33" draw:id="id33" draw:layer="layout" svg:width="0.883cm" svg:height="1.047cm" svg:x="5.127cm" svg:y="19.357cm">
          <text:p text:style-name="P4"><text:span text:style-name="T4">V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" draw:layer="layout" draw:type="line" svg:x1="5.544cm" svg:y1="15.016cm" svg:x2="5.568cm" svg:y2="19.357cm" draw:start-shape="id32" draw:start-glue-point="2" draw:end-shape="id33" draw:end-glue-point="0" svg:d="M5544 15016l24 4341" svg:viewBox="0 0 25 4342">
          <text:p/>
        </draw:connector>
        <draw:custom-shape draw:style-name="gr9" draw:text-style-name="P7" xml:id="id35" draw:id="id35" draw:layer="layout" svg:width="0.883cm" svg:height="1.047cm" svg:x="25.484cm" svg:y="19.108cm">
          <text:p text:style-name="P4"><text:span text:style-name="T4">VT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" draw:layer="layout" draw:type="line" svg:x1="25.834cm" svg:y1="15.031cm" svg:x2="25.925cm" svg:y2="19.108cm" draw:start-shape="id34" draw:start-glue-point="2" draw:end-shape="id35" draw:end-glue-point="0" svg:d="M25834 15031l91 4077" svg:viewBox="0 0 92 4078">
          <text:p/>
        </draw:connector>
        <draw:connector draw:style-name="gr35" draw:text-style-name="P1" draw:layer="layout" draw:type="line" svg:x1="5.544cm" svg:y1="13.75cm" svg:x2="5.527cm" svg:y2="12.567cm" draw:start-shape="id32" draw:start-glue-point="0" draw:end-shape="id36" draw:end-glue-point="4" svg:d="M5544 13750l-17-1183" svg:viewBox="0 0 18 1184">
          <text:p/>
        </draw:connector>
        <draw:connector draw:style-name="gr36" draw:text-style-name="P1" draw:layer="layout" draw:type="line" svg:x1="6.797cm" svg:y1="15cm" svg:x2="6.819cm" svg:y2="12.579cm" draw:start-shape="id37" draw:start-glue-point="0" draw:end-shape="id36" draw:end-glue-point="5" svg:d="M6797 15000l22-2421" svg:viewBox="0 0 23 2422">
          <text:p/>
        </draw:connector>
        <draw:connector draw:style-name="gr37" draw:text-style-name="P1" draw:layer="layout" draw:type="line" svg:x1="6.009cm" svg:y1="11.439cm" svg:x2="6.028cm" svg:y2="4.988cm" draw:start-shape="id36" draw:start-glue-point="0" draw:end-shape="id27" draw:end-glue-point="4" svg:d="M6009 11439l19-6451" svg:viewBox="0 0 20 6452">
          <text:p/>
        </draw:connector>
        <draw:connector draw:style-name="gr38" draw:text-style-name="P1" draw:layer="layout" svg:x1="6.028cm" svg:y1="4.988cm" svg:x2="8.732cm" svg:y2="11.413cm" draw:start-shape="id27" draw:start-glue-point="4" draw:end-shape="id6" draw:end-glue-point="0" svg:d="M6028 4988v3213h2704v3212" svg:viewBox="0 0 2705 6426">
          <text:p/>
        </draw:connector>
        <draw:connector draw:style-name="gr38" draw:text-style-name="P1" draw:layer="layout" svg:x1="6.028cm" svg:y1="4.988cm" svg:x2="10.556cm" svg:y2="11.368cm" draw:start-shape="id27" draw:start-glue-point="4" draw:end-shape="id9" draw:end-glue-point="4" svg:d="M6028 4988v3190h4528v3190" svg:viewBox="0 0 4529 6381">
          <text:p/>
        </draw:connector>
        <draw:connector draw:style-name="gr38" draw:text-style-name="P1" draw:layer="layout" svg:x1="11.794cm" svg:y1="4.987cm" svg:x2="11.797cm" svg:y2="11.372cm" draw:start-shape="id15" draw:start-glue-point="4" draw:end-shape="id9" draw:end-glue-point="5" svg:d="M11794 4987v3191h3v3194" svg:viewBox="0 0 4 6386">
          <text:p/>
        </draw:connector>
        <draw:connector draw:style-name="gr39" draw:text-style-name="P1" draw:layer="layout" svg:x1="25.834cm" svg:y1="13.765cm" svg:x2="25.835cm" svg:y2="12.235cm" draw:start-shape="id34" draw:start-glue-point="0" draw:end-shape="id13" draw:end-glue-point="5" svg:d="M25834 13765v-765h1v-765" svg:viewBox="0 0 2 1531">
          <text:p/>
        </draw:connector>
        <draw:connector draw:style-name="gr38" draw:text-style-name="P1" draw:layer="layout" svg:x1="18.085cm" svg:y1="1.25cm" svg:x2="2.637cm" svg:y2="3.816cm" draw:start-shape="id38" draw:start-glue-point="3" draw:end-shape="id23" draw:end-glue-point="0" svg:d="M18085 1250h-15448v2566" svg:viewBox="0 0 15449 2567">
          <text:p/>
        </draw:connector>
        <draw:connector draw:style-name="gr38" draw:text-style-name="P1" draw:layer="layout" svg:x1="23.106cm" svg:y1="1.25cm" svg:x2="33.38cm" svg:y2="3.608cm" draw:start-shape="id38" draw:start-glue-point="1" draw:end-shape="id26" draw:end-glue-point="0" svg:d="M23106 1250h10274v2358" svg:viewBox="0 0 10275 2359">
          <text:p/>
        </draw:connector>
        <draw:connector draw:style-name="gr38" draw:text-style-name="P1" draw:layer="layout" draw:line-skew="-0.129cm" svg:x1="20.595cm" svg:y1="2.068cm" svg:x2="15.594cm" svg:y2="3.824cm" draw:start-shape="id38" draw:start-glue-point="2" draw:end-shape="id29" draw:end-glue-point="0" svg:d="M20595 2068v754h-5001v1002" svg:viewBox="0 0 5002 1757">
          <text:p/>
        </draw:connector>
        <draw:connector draw:style-name="gr38" draw:text-style-name="P1" draw:layer="layout" svg:x1="20.595cm" svg:y1="2.068cm" svg:x2="20.589cm" svg:y2="3.824cm" draw:start-shape="id38" draw:start-glue-point="2" draw:end-shape="id17" draw:end-glue-point="0" svg:d="M20595 2068v884h-6v872" svg:viewBox="0 0 7 1757">
          <text:p/>
        </draw:connector>
        <draw:connector draw:style-name="gr38" draw:text-style-name="P1" draw:layer="layout" draw:line-skew="-0.092cm" svg:x1="20.595cm" svg:y1="2.068cm" svg:x2="23.786cm" svg:y2="3.775cm" draw:start-shape="id38" draw:start-glue-point="2" draw:end-shape="id19" svg:d="M20595 2068v767h3191v940" svg:viewBox="0 0 3192 1708">
          <text:p/>
        </draw:connector>
        <draw:connector draw:style-name="gr38" draw:text-style-name="P1" draw:layer="layout" svg:x1="23.106cm" svg:y1="1.25cm" svg:x2="30.321cm" svg:y2="3.629cm" draw:start-shape="id38" draw:start-glue-point="1" draw:end-shape="id24" draw:end-glue-point="0" svg:d="M23106 1250h7215v2379" svg:viewBox="0 0 7216 2380">
          <text:p/>
        </draw:connector>
        <draw:connector draw:style-name="gr40" draw:text-style-name="P1" draw:layer="layout" svg:x1="18.125cm" svg:y1="1.745cm" svg:x2="5.85cm" svg:y2="3.848cm" draw:start-shape="id38" draw:start-glue-point="4" draw:end-shape="id27" draw:end-glue-point="0" svg:d="M18125 1745h-12275v2103" svg:viewBox="0 0 12276 2104">
          <text:p/>
        </draw:connector>
        <draw:connector draw:style-name="gr40" draw:text-style-name="P1" draw:layer="layout" svg:x1="18.125cm" svg:y1="1.745cm" svg:x2="9.336cm" svg:y2="3.849cm" draw:start-shape="id38" draw:start-glue-point="4" draw:end-shape="id4" draw:end-glue-point="0" svg:d="M18125 1745h-8789v2104" svg:viewBox="0 0 8790 2105">
          <text:p/>
        </draw:connector>
        <draw:connector draw:style-name="gr40" draw:text-style-name="P1" draw:layer="layout" svg:x1="18.125cm" svg:y1="1.745cm" svg:x2="12.407cm" svg:y2="3.847cm" draw:start-shape="id38" draw:start-glue-point="4" draw:end-shape="id15" draw:end-glue-point="0" svg:d="M18125 1745h-5718v2102" svg:viewBox="0 0 5719 2103">
          <text:p/>
        </draw:connector>
        <draw:connector draw:style-name="gr40" draw:text-style-name="P1" draw:layer="layout" svg:x1="23.106cm" svg:y1="1.798cm" svg:x2="26.962cm" svg:y2="3.751cm" draw:start-shape="id38" draw:start-glue-point="5" draw:end-shape="id21" draw:end-glue-point="0" svg:d="M23106 1798h3856v1953" svg:viewBox="0 0 3857 1954">
          <text:p/>
        </draw:connector>
      </draw:page>
      <draw:page draw:name="page2" draw:style-name="dp1" draw:master-page-name="Default">
        <draw:custom-shape draw:style-name="gr41" draw:text-style-name="P10" draw:layer="layout" svg:width="4.65cm" svg:height="1.374cm" svg:x="1.445cm" svg:y="1.635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1.451cm" svg:y="1.816cm">
          <draw:text-box>
            <text:p><text:span text:style-name="T7">Lev</text:span><text:span text:style-name="T7">el 1 </text:span><text:span text:style-name="T7">Obj</text:span><text:span text:style-name="T7">ect</text:span></text:p>
          </draw:text-box>
        </draw:frame>
        <draw:custom-shape draw:style-name="gr43" draw:text-style-name="P10" draw:layer="layout" svg:width="4.65cm" svg:height="1.374cm" svg:x="8.371cm" svg:y="1.661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8.299cm" svg:y="1.842cm">
          <draw:text-box>
            <text:p><text:span text:style-name="T7">Lev</text:span><text:span text:style-name="T7">el 2 </text:span><text:span text:style-name="T7">Obj</text:span><text:span text:style-name="T7">ect</text:span></text:p>
          </draw:text-box>
        </draw:frame>
        <draw:custom-shape draw:style-name="gr44" draw:text-style-name="P10" draw:layer="layout" svg:width="4.65cm" svg:height="1.374cm" svg:x="15.116cm" svg:y="1.68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15.147cm" svg:y="1.842cm">
          <draw:text-box>
            <text:p><text:span text:style-name="T7">Lev</text:span><text:span text:style-name="T7">el 3 </text:span><text:span text:style-name="T7">Obj</text:span><text:span text:style-name="T7">ect</text:span></text:p>
          </draw:text-box>
        </draw:frame>
        <draw:custom-shape draw:style-name="gr45" draw:text-style-name="P10" draw:layer="layout" svg:width="4.65cm" svg:height="1.374cm" svg:x="21.729cm" svg:y="1.635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21.814cm" svg:y="1.816cm">
          <draw:text-box>
            <text:p><text:span text:style-name="T7">Lev</text:span><text:span text:style-name="T7">el 4 </text:span><text:span text:style-name="T7">Obj</text:span><text:span text:style-name="T7">ect</text:span></text:p>
          </draw:text-box>
        </draw:frame>
        <draw:custom-shape draw:style-name="gr41" draw:text-style-name="P10" xml:id="id39" draw:id="id39" draw:layer="layout" svg:width="4.65cm" svg:height="1.374cm" svg:x="6.426cm" svg:y="5.371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6.432cm" svg:y="5.552cm">
          <draw:text-box>
            <text:p><text:span text:style-name="T7">Lev</text:span><text:span text:style-name="T7">el 1 </text:span><text:span text:style-name="T7">Obj</text:span><text:span text:style-name="T7">ect</text:span></text:p>
          </draw:text-box>
        </draw:frame>
        <draw:custom-shape draw:style-name="gr46" draw:text-style-name="P10" xml:id="id40" draw:id="id40" draw:layer="layout" svg:width="4.65cm" svg:height="1.374cm" svg:x="17.986cm" svg:y="5.371cm">
          <text:p/>
          <draw:enhanced-geometry svg:viewBox="0 0 21600 21600" draw:type="rectangle" draw:enhanced-path="M 0 0 L 21600 0 21600 21600 0 21600 0 0 Z N"/>
        </draw:custom-shape>
        <draw:frame draw:style-name="gr47" draw:text-style-name="P3" draw:layer="layout" svg:width="5.032cm" svg:height="1.673cm" svg:x="17.866cm" svg:y="5.552cm">
          <draw:text-box>
            <text:p><text:span text:style-name="T7">Lev</text:span><text:span text:style-name="T7">el </text:span><text:span text:style-name="T7">1+ </text:span><text:span text:style-name="T7">Obj</text:span><text:span text:style-name="T7">ect</text:span></text:p>
          </draw:text-box>
        </draw:frame>
        <draw:frame draw:style-name="gr48" draw:text-style-name="P11" draw:layer="layout" svg:width="4.371cm" svg:height="2.471cm" svg:x="12.451cm" svg:y="6.173cm">
          <draw:text-box>
            <text:p text:style-name="P4">Dependency of level 1+ object on level 1 object</text:p>
          </draw:text-box>
        </draw:frame>
        <draw:connector draw:style-name="gr49" draw:text-style-name="P4" draw:layer="layout" svg:x1="11.076cm" svg:y1="6.058cm" svg:x2="17.986cm" svg:y2="6.058cm" draw:start-shape="id39" draw:start-glue-point="1" draw:end-shape="id40" svg:d="M11076 6058h6910" svg:viewBox="0 0 6911 1">
          <text:p/>
        </draw:connector>
        <draw:custom-shape draw:style-name="gr43" draw:text-style-name="P10" xml:id="id41" draw:id="id41" draw:layer="layout" svg:width="4.65cm" svg:height="1.374cm" svg:x="6.478cm" svg:y="9.849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6.484cm" svg:y="10.03cm">
          <draw:text-box>
            <text:p><text:span text:style-name="T7">Lev</text:span><text:span text:style-name="T7">el 2 </text:span><text:span text:style-name="T7">Obj</text:span><text:span text:style-name="T7">ect</text:span></text:p>
          </draw:text-box>
        </draw:frame>
        <draw:custom-shape draw:style-name="gr46" draw:text-style-name="P10" xml:id="id42" draw:id="id42" draw:layer="layout" svg:width="4.65cm" svg:height="1.374cm" svg:x="18.038cm" svg:y="9.849cm">
          <text:p/>
          <draw:enhanced-geometry svg:viewBox="0 0 21600 21600" draw:type="rectangle" draw:enhanced-path="M 0 0 L 21600 0 21600 21600 0 21600 0 0 Z N"/>
        </draw:custom-shape>
        <draw:frame draw:style-name="gr47" draw:text-style-name="P3" draw:layer="layout" svg:width="5.032cm" svg:height="1.673cm" svg:x="17.918cm" svg:y="10.03cm">
          <draw:text-box>
            <text:p><text:span text:style-name="T7">Lev</text:span><text:span text:style-name="T7">el </text:span><text:span text:style-name="T7">2+ </text:span><text:span text:style-name="T7">Obj</text:span><text:span text:style-name="T7">ect</text:span></text:p>
          </draw:text-box>
        </draw:frame>
        <draw:frame draw:style-name="gr48" draw:text-style-name="P11" draw:layer="layout" svg:width="4.371cm" svg:height="2.471cm" svg:x="12.503cm" svg:y="10.651cm">
          <draw:text-box>
            <text:p text:style-name="P4">Dependency of level 2+ object on level 2 object</text:p>
          </draw:text-box>
        </draw:frame>
        <draw:connector draw:style-name="gr31" draw:text-style-name="P4" draw:layer="layout" svg:x1="11.128cm" svg:y1="10.536cm" svg:x2="18.038cm" svg:y2="10.536cm" draw:start-shape="id41" draw:start-glue-point="1" draw:end-shape="id42" svg:d="M11128 10536h6910" svg:viewBox="0 0 6911 1">
          <text:p/>
        </draw:connector>
        <draw:custom-shape draw:style-name="gr44" draw:text-style-name="P10" xml:id="id43" draw:id="id43" draw:layer="layout" svg:width="4.65cm" svg:height="1.374cm" svg:x="6.41cm" svg:y="14.135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553cm" svg:height="0.962cm" svg:x="6.416cm" svg:y="14.316cm">
          <draw:text-box>
            <text:p><text:span text:style-name="T7">Lev</text:span><text:span text:style-name="T7">el 3 </text:span><text:span text:style-name="T7">Obj</text:span><text:span text:style-name="T7">ect</text:span></text:p>
          </draw:text-box>
        </draw:frame>
        <draw:custom-shape draw:style-name="gr46" draw:text-style-name="P10" xml:id="id44" draw:id="id44" draw:layer="layout" svg:width="4.65cm" svg:height="1.374cm" svg:x="17.97cm" svg:y="14.135cm">
          <text:p/>
          <draw:enhanced-geometry svg:viewBox="0 0 21600 21600" draw:type="rectangle" draw:enhanced-path="M 0 0 L 21600 0 21600 21600 0 21600 0 0 Z N"/>
        </draw:custom-shape>
        <draw:frame draw:style-name="gr47" draw:text-style-name="P3" draw:layer="layout" svg:width="5.032cm" svg:height="1.673cm" svg:x="17.85cm" svg:y="14.316cm">
          <draw:text-box>
            <text:p><text:span text:style-name="T7">Lev</text:span><text:span text:style-name="T7">el </text:span><text:span text:style-name="T7">3+ </text:span><text:span text:style-name="T7">Obj</text:span><text:span text:style-name="T7">ect</text:span></text:p>
          </draw:text-box>
        </draw:frame>
        <draw:frame draw:style-name="gr48" draw:text-style-name="P11" draw:layer="layout" svg:width="4.371cm" svg:height="2.471cm" svg:x="12.435cm" svg:y="14.937cm">
          <draw:text-box>
            <text:p text:style-name="P4">Dependency of level 3+ object on level 3 object</text:p>
          </draw:text-box>
        </draw:frame>
        <draw:connector draw:style-name="gr50" draw:text-style-name="P4" draw:layer="layout" svg:x1="11.06cm" svg:y1="14.822cm" svg:x2="17.97cm" svg:y2="14.822cm" draw:start-shape="id43" draw:start-glue-point="1" draw:end-shape="id44" svg:d="M11060 14822h6910" svg:viewBox="0 0 691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9T12:31:48.866358556</meta:creation-date>
    <dc:date>2019-03-30T13:23:13.134770657</dc:date>
    <meta:editing-duration>PT4H35M57S</meta:editing-duration>
    <meta:editing-cycles>15</meta:editing-cycles>
    <meta:generator>LibreOffice/5.1.6.2$Linux_X86_64 LibreOffice_project/10m0$Build-2</meta:generator>
    <meta:document-statistic meta:object-count="123"/>
  </office:meta>
</office:document-meta>
</file>